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4-12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4-09-1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4-06-2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4-03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3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3-06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3-03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2-12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2-09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2-06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2-03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1-12-1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1-09-1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1-06-30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1-03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0-12-2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0-09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0-06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20-03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9-12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9-09-2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9-06-28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9-03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8-12-2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8-09-2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8-07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8-03-0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7-12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7-09-26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7-06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7-03-20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6-12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6-09-2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6-03-3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5-12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5-09-1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5-06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5-03-2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4-09-2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4-06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4-03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3-12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3-09-2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3-06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3-03-2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2-12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2-09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2-06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2-03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1-12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1-09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1-06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1-03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0-12-2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0-09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0-06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10-03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9-12-1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9-09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9-06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9-03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8-12-3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8-09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8-06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8-04-03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7-12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7-09-2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7-06-27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7-03-2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6-12-2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6-08-2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6-06-2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6-01-2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12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11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10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9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8-2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7-2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6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5-2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4-2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3-30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2-2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5-01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021109415401</text:p>
          </table:table-cell>
          <table:table-cell office:value-type="string" calcext:value-type="string">
            <text:p>D-05-26 08DCC [G5-01B]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